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5-07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2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29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12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0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28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07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11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12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09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20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15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10-19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29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21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22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20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18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31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20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25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30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736" calcext:value-type="float">
            <text:p>54.2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22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15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20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02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3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21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12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07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28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26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0792" calcext:value-type="float">
            <text:p>53.5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08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5552" calcext:value-type="float">
            <text:p>53.5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9624" calcext:value-type="float">
            <text:p>53.3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8-01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1648" calcext:value-type="float">
            <text:p>53.5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1648" calcext:value-type="float">
            <text:p>53.5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1168" calcext:value-type="float">
            <text:p>53.5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5552" calcext:value-type="float">
            <text:p>53.5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1648" calcext:value-type="float">
            <text:p>53.5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1168" calcext:value-type="float">
            <text:p>53.5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11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0792" calcext:value-type="float">
            <text:p>53.5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5176" calcext:value-type="float">
            <text:p>53.6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5176" calcext:value-type="float">
            <text:p>53.6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09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5176" calcext:value-type="float">
            <text:p>53.6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0792" calcext:value-type="float">
            <text:p>53.5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0792" calcext:value-type="float">
            <text:p>53.5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2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0584" calcext:value-type="float">
            <text:p>53.4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3-1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2-12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1168" calcext:value-type="float">
            <text:p>53.5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4968" calcext:value-type="float">
            <text:p>53.4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8392" calcext:value-type="float">
            <text:p>53.4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3528" calcext:value-type="float">
            <text:p>53.3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4384" calcext:value-type="float">
            <text:p>53.3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5576" calcext:value-type="float">
            <text:p>52.9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2048" calcext:value-type="float">
            <text:p>52.9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6328" calcext:value-type="float">
            <text:p>52.9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448" calcext:value-type="float">
            <text:p>52.7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2344" calcext:value-type="float">
            <text:p>52.2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1384" calcext:value-type="float">
            <text:p>52.2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2344" calcext:value-type="float">
            <text:p>52.2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9544" calcext:value-type="float">
            <text:p>52.7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0544" calcext:value-type="float">
            <text:p>53.1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02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4656" calcext:value-type="float">
            <text:p>53.2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4384" calcext:value-type="float">
            <text:p>53.3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9624" calcext:value-type="float">
            <text:p>53.3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7432" calcext:value-type="float">
            <text:p>53.3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9688" calcext:value-type="float">
            <text:p>53.1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5032" calcext:value-type="float">
            <text:p>53.2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1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17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1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4-05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2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3528" calcext:value-type="float">
            <text:p>53.3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23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3424" calcext:value-type="float">
            <text:p>53.3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8392" calcext:value-type="float">
            <text:p>53.4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0792" calcext:value-type="float">
            <text:p>53.5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19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10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31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1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6-0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1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13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1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3096" calcext:value-type="float">
            <text:p>52.2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1888" calcext:value-type="float">
            <text:p>47.8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2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6352" calcext:value-type="float">
            <text:p>48.5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7792" calcext:value-type="float">
            <text:p>48.6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2512" calcext:value-type="float">
            <text:p>48.2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7768" calcext:value-type="float">
            <text:p>49.1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3696" calcext:value-type="float">
            <text:p>49.3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544" calcext:value-type="float">
            <text:p>49.3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3592" calcext:value-type="float">
            <text:p>49.3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9456" calcext:value-type="float">
            <text:p>49.7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1-01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3864" calcext:value-type="float">
            <text:p>49.2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5096" calcext:value-type="float">
            <text:p>49.1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288" calcext:value-type="float">
            <text:p>49.1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7768" calcext:value-type="float">
            <text:p>49.1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1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8-30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7-1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6-04-05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5-12-08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5-09-01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5-06-0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1088" calcext:value-type="float">
            <text:p>52.9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5-03-3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5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4-09-1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4-03-1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3-05-2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2-12-06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2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2-07-16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2-03-21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1-10-06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1-08-02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1-04-15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1-03-0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0-11-0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0-08-0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0-07-26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10-02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9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9-08-24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9-06-1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9-03-25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9-02-1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8-12-0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8-07-1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8-04-1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8-01-1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7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7-07-02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7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7-03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6-12-1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6-08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6-05-1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6-03-1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6-01-0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5-10-04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5-09-01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5-08-04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5-06-1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5-05-27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5-04-28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5-03-02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5-01-14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6-16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9472" calcext:value-type="float">
            <text:p>54.4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9472" calcext:value-type="float">
            <text:p>54.4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6-01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5-04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23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3376" calcext:value-type="float">
            <text:p>54.4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07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06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05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10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05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27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02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02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1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08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7-01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6-26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6-25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6-16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0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11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28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16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9472" calcext:value-type="float">
            <text:p>54.4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9472" calcext:value-type="float">
            <text:p>54.4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25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09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19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1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2392" calcext:value-type="float">
            <text:p>54.9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0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1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13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7656" calcext:value-type="float">
            <text:p>54.3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06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29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1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1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0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1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13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4-25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4-0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9063501</text:p>
          </table:table-cell>
          <table:table-cell office:value-type="string" calcext:value-type="string">
            <text:p>2002-03-15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0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86" meta:object-count="0"/>
    <meta:user-defined meta:name="AppVersion">3.0</meta:user-defined>
  </office:meta>
</office:document-meta>
</file>